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3.598cm"/>
    </style:style>
    <style:style style:name="Tabla3.B" style:family="table-column">
      <style:table-column-properties style:column-width="6.006cm"/>
    </style:style>
    <style:style style:name="Tabla3.C" style:family="table-column">
      <style:table-column-properties style:column-width="7.408cm"/>
    </style:style>
    <style:style style:name="Tabla3.A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3.6" style:family="table-row">
      <style:table-row-properties style:min-row-height="0.82cm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6.006cm"/>
    </style:style>
    <style:style style:name="Tabla1.C" style:family="table-column">
      <style:table-column-properties style:column-width="7.408cm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6" style:family="table-row">
      <style:table-row-properties style:min-row-height="0.82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598cm"/>
    </style:style>
    <style:style style:name="Tabla2.B" style:family="table-column">
      <style:table-column-properties style:column-width="5.689cm"/>
    </style:style>
    <style:style style:name="Tabla2.C" style:family="table-column">
      <style:table-column-properties style:column-width="7.726cm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6" style:family="table-row">
      <style:table-row-properties style:min-row-height="0.82cm"/>
    </style:style>
    <style:style style:name="P1" style:family="paragraph" style:parent-style-name="_34_._20_Contenido_20_">
      <style:text-properties fo:language="es" fo:country="PY" officeooo:paragraph-rsid="0010fb6d"/>
    </style:style>
    <style:style style:name="P2" style:family="paragraph" style:parent-style-name="_34_._20_Contenido_20_">
      <style:text-properties fo:language="es" fo:country="PY" officeooo:paragraph-rsid="00132771"/>
    </style:style>
    <style:style style:name="P3" style:family="paragraph" style:parent-style-name="_34_._20_Contenido_20_">
      <style:text-properties fo:language="es" fo:country="PY" officeooo:paragraph-rsid="0013ccea"/>
    </style:style>
    <style:style style:name="P4" style:family="paragraph" style:parent-style-name="_34_._20_Contenido_20_">
      <style:text-properties fo:language="es" fo:country="PY" officeooo:paragraph-rsid="0016a170"/>
    </style:style>
    <style:style style:name="P5" style:family="paragraph" style:parent-style-name="_34_._20_Contenido_20_">
      <style:text-properties fo:language="es" fo:country="PY" officeooo:paragraph-rsid="00185032"/>
    </style:style>
    <style:style style:name="P6" style:family="paragraph" style:parent-style-name="_34_._20_Contenido_20_">
      <style:text-properties fo:language="es" fo:country="PY" officeooo:paragraph-rsid="00123e79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officeooo:paragraph-rsid="0016a170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officeooo:paragraph-rsid="00185032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16a170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185032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weight="bold" officeooo:rsid="0016a170" officeooo:paragraph-rsid="0016a170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weight="bold" officeooo:rsid="0016a170" officeooo:paragraph-rsid="0018503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weight="bold" officeooo:rsid="0016a170" officeooo:paragraph-rsid="0016a17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weight="bold" officeooo:rsid="0016a170" officeooo:paragraph-rsid="00185032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weight="bold" officeooo:rsid="00185032" officeooo:paragraph-rsid="00185032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weight="bold" officeooo:rsid="00185032" officeooo:paragraph-rsid="00185032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weight="bold" officeooo:rsid="0019dbf6" officeooo:paragraph-rsid="0019dbf6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officeooo:rsid="0016a170" officeooo:paragraph-rsid="0016a170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officeooo:rsid="0016a170" officeooo:paragraph-rsid="00185032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officeooo:rsid="00185032" officeooo:paragraph-rsid="00185032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officeooo:rsid="0019dbf6" officeooo:paragraph-rsid="0019dbf6"/>
    </style:style>
    <style:style style:name="T1" style:family="text">
      <style:text-properties style:font-name="Times New Roman" fo:font-weight="normal" officeooo:rsid="036d3653" style:font-name-asian="Noto Sans Mono CJK SC" style:font-weight-asian="normal" style:font-name-complex="Liberation Mono" style:font-weight-complex="normal"/>
    </style:style>
    <style:style style:name="T2" style:family="text">
      <style:text-properties style:font-name="Times New Roman" fo:font-weight="normal" officeooo:rsid="0010fb6d" style:font-name-asian="Noto Sans Mono CJK SC" style:font-weight-asian="normal" style:font-name-complex="Liberation Mono" style:font-weight-complex="normal"/>
    </style:style>
    <style:style style:name="T3" style:family="text">
      <style:text-properties style:font-name="Times New Roman" fo:font-weight="normal" officeooo:rsid="00123e79" style:font-name-asian="Noto Sans Mono CJK SC" style:font-weight-asian="normal" style:font-name-complex="Liberation Mono" style:font-weight-complex="normal"/>
    </style:style>
    <style:style style:name="T4" style:family="text">
      <style:text-properties style:font-name="Times New Roman" fo:font-weight="normal" officeooo:rsid="0013ccea" style:font-name-asian="Noto Sans Mono CJK SC" style:font-weight-asian="normal" style:font-name-complex="Liberation Mono" style:font-weight-complex="normal"/>
    </style:style>
    <style:style style:name="T5" style:family="text">
      <style:text-properties style:font-name="Times New Roman" fo:font-weight="bold" officeooo:rsid="036d3653" style:font-name-asian="Noto Sans Mono CJK SC" style:font-weight-asian="bold" style:font-name-complex="Liberation Mono" style:font-weight-complex="bold"/>
    </style:style>
    <style:style style:name="T6" style:family="text">
      <style:text-properties style:font-name="Times New Roman" fo:font-weight="bold" officeooo:rsid="000dbe7f" style:font-name-asian="Noto Sans Mono CJK SC" style:font-weight-asian="bold" style:font-name-complex="Liberation Mono" style:font-weight-complex="bold"/>
    </style:style>
    <style:style style:name="T7" style:family="text">
      <style:text-properties style:font-name="Times New Roman" fo:font-weight="bold" officeooo:rsid="00132771" style:font-name-asian="Noto Sans Mono CJK SC" style:font-weight-asian="bold" style:font-name-complex="Liberation Mono" style:font-weight-complex="bold"/>
    </style:style>
    <style:style style:name="T8" style:family="text">
      <style:text-properties style:font-name="Times New Roman" fo:font-weight="bold" officeooo:rsid="00123e79" style:font-name-asian="Noto Sans Mono CJK SC" style:font-weight-asian="bold" style:font-name-complex="Liberation Mono" style:font-weight-complex="bold"/>
    </style:style>
    <style:style style:name="T9" style:family="text">
      <style:text-properties style:font-name="Times New Roman" fo:language="es" fo:country="PY" fo:font-weight="normal" style:font-name-asian="Noto Sans Mono CJK SC" style:font-weight-asian="normal" style:font-name-complex="Liberation Mono" style:font-weight-complex="normal"/>
    </style:style>
    <style:style style:name="T10" style:family="text">
      <style:text-properties style:font-name="Times New Roman" fo:language="es" fo:country="PY" fo:font-weight="normal" officeooo:rsid="036d3653" style:font-name-asian="Noto Sans Mono CJK SC" style:font-weight-asian="normal" style:font-name-complex="Liberation Mono" style:font-weight-complex="normal"/>
    </style:style>
    <style:style style:name="T11" style:family="text">
      <style:text-properties style:font-name="Times New Roman" fo:language="es" fo:country="PY" fo:font-weight="normal" officeooo:rsid="0010fb6d" style:font-name-asian="Noto Sans Mono CJK SC" style:font-weight-asian="normal" style:font-name-complex="Liberation Mono" style:font-weight-complex="normal"/>
    </style:style>
    <style:style style:name="T12" style:family="text">
      <style:text-properties style:font-name="Times New Roman" fo:language="es" fo:country="PY" fo:font-weight="normal" officeooo:rsid="0011550d" style:font-name-asian="Noto Sans Mono CJK SC" style:font-weight-asian="normal" style:font-name-complex="Liberation Mono" style:font-weight-complex="normal"/>
    </style:style>
    <style:style style:name="T13" style:family="text">
      <style:text-properties style:font-name="Times New Roman" fo:language="es" fo:country="PY" fo:font-weight="normal" officeooo:rsid="00185032" style:font-name-asian="Noto Sans Mono CJK SC" style:font-weight-asian="normal" style:font-name-complex="Liberation Mono" style:font-weight-complex="normal"/>
    </style:style>
    <style:style style:name="T14" style:family="text">
      <style:text-properties style:font-name="Times New Roman" fo:language="es" fo:country="PY" fo:font-weight="normal" officeooo:rsid="0019dbf6" style:font-name-asian="Noto Sans Mono CJK SC" style:font-weight-asian="normal" style:font-name-complex="Liberation Mono" style:font-weight-complex="normal"/>
    </style:style>
    <style:style style:name="T15" style:family="text">
      <style:text-properties officeooo:rsid="00185032"/>
    </style:style>
    <style:style style:name="T16" style:family="text">
      <style:text-properties officeooo:rsid="0019dbf6"/>
    </style:style>
    <style:style style:name="T17" style:family="text">
      <style:text-properties officeooo:rsid="0019eb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ource_20_Text"><text:span text:style-name="T5"/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94735463296720">
          <table:table-cell table:style-name="Tabla3.A1" table:number-columns-spanned="3" office:value-type="string">
            <text:p text:style-name="P13">Configuración de <text:span text:style-name="T15">Pruebas Nº</text:span> 1</text:p>
          </table:table-cell>
          <table:covered-table-cell/>
          <table:covered-table-cell/>
        </table:table-row>
        <table:table-row table:style-name="TableLine94735463296720"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11">Máquina Virtual</text:p>
          </table:table-cell>
          <table:table-cell table:style-name="Tabla3.C2" office:value-type="string">
            <text:p text:style-name="P11">Máquina Host</text:p>
          </table:table-cell>
        </table:table-row>
        <table:table-row table:style-name="TableLine94735463296720">
          <table:table-cell table:style-name="Tabla3.A2" office:value-type="string">
            <text:p text:style-name="P11">Alias</text:p>
          </table:table-cell>
          <table:table-cell table:style-name="Tabla3.A2" office:value-type="string">
            <text:p text:style-name="P18">AMD Ryzen 7</text:p>
          </table:table-cell>
          <table:table-cell table:style-name="Tabla3.C2" office:value-type="string">
            <text:p text:style-name="P18">AMD Ryzen 7</text:p>
          </table:table-cell>
        </table:table-row>
        <table:table-row table:style-name="TableLine94735463296720">
          <table:table-cell table:style-name="Tabla3.A2" office:value-type="string">
            <text:p text:style-name="P11">Procesador</text:p>
          </table:table-cell>
          <table:table-cell table:style-name="Tabla3.A2" office:value-type="string">
            <text:p text:style-name="P18">4 core</text:p>
          </table:table-cell>
          <table:table-cell table:style-name="Tabla3.C2" office:value-type="string">
            <text:p text:style-name="P9">AMD Ryzen 7 3700X 8-Core</text:p>
          </table:table-cell>
        </table:table-row>
        <table:table-row table:style-name="TableLine94735463296720">
          <table:table-cell table:style-name="Tabla3.A2" office:value-type="string">
            <text:p text:style-name="P11">Memoria</text:p>
          </table:table-cell>
          <table:table-cell table:style-name="Tabla3.A2" office:value-type="string">
            <text:p text:style-name="P18">4GB</text:p>
          </table:table-cell>
          <table:table-cell table:style-name="Tabla3.C2" office:value-type="string">
            <text:p text:style-name="P9">32GB</text:p>
          </table:table-cell>
        </table:table-row>
        <table:table-row table:style-name="Tabla3.6">
          <table:table-cell table:style-name="Tabla3.A2" office:value-type="string">
            <text:p text:style-name="P11">Al macenamiento</text:p>
          </table:table-cell>
          <table:table-cell table:style-name="Tabla3.A2" office:value-type="string">
            <text:p text:style-name="P18">Host</text:p>
          </table:table-cell>
          <table:table-cell table:style-name="Tabla3.C2" office:value-type="string">
            <text:p text:style-name="P9">Samsung SSD 980 PRO 500GB</text:p>
          </table:table-cell>
        </table:table-row>
        <table:table-row table:style-name="Tabla3.6">
          <table:table-cell table:style-name="Tabla3.C2" table:number-columns-spanned="3" office:value-type="string">
            <text:p text:style-name="P16">Discourse</text:p>
          </table:table-cell>
          <table:covered-table-cell/>
          <table:covered-table-cell/>
        </table:table-row>
        <table:table-row table:style-name="Tabla3.6">
          <table:table-cell table:style-name="Tabla3.A2" office:value-type="string">
            <text:p text:style-name="P11">Nº de Prueba </text:p>
          </table:table-cell>
          <table:table-cell table:style-name="Tabla3.C2" table:number-columns-spanned="2" office:value-type="string">
            <text:p text:style-name="P15">Resultados</text:p>
          </table:table-cell>
          <table:covered-table-cell/>
        </table:table-row>
        <table:table-row table:style-name="Tabla3.6">
          <table:table-cell table:style-name="Tabla3.A2" office:value-type="string">
            <text:p text:style-name="P11">1</text:p>
          </table:table-cell>
          <table:table-cell table:style-name="Tabla3.C2" table:number-columns-spanned="2" office:value-type="string">
            <text:p text:style-name="P10"><text:span text:style-name="Source_20_Text"><text:span text:style-name="T10">16385 examples, 30 failures, 9 pending</text:span></text:span></text:p>
            <text:p text:style-name="P10"><text:span text:style-name="Source_20_Text"><text:span text:style-name="T10"/></text:span></text:p>
            <text:p text:style-name="P10"><text:span text:style-name="Source_20_Text"><text:span text:style-name="T10">Finished in 1</text:span></text:span><text:span text:style-name="Source_20_Text"><text:span text:style-name="T11">6</text:span></text:span><text:span text:style-name="Source_20_Text"><text:span text:style-name="T10"> minutes </text:span></text:span><text:span text:style-name="Source_20_Text"><text:span text:style-name="T11">5</text:span></text:span><text:span text:style-name="Source_20_Text"><text:span text:style-name="T12">1</text:span></text:span><text:span text:style-name="Source_20_Text"><text:span text:style-name="T10"> seconds (files took 9.</text:span></text:span><text:span text:style-name="Source_20_Text"><text:span text:style-name="T11">40</text:span></text:span><text:span text:style-name="Source_20_Text"><text:span text:style-name="T10"> seconds to load)</text:span></text:span></text:p>
          </table:table-cell>
          <table:covered-table-cell/>
        </table:table-row>
        <table:table-row table:style-name="Tabla3.6">
          <table:table-cell table:style-name="Tabla3.A2" office:value-type="string">
            <text:p text:style-name="P11">2</text:p>
          </table:table-cell>
          <table:table-cell table:style-name="Tabla3.C2" table:number-columns-spanned="2" office:value-type="string">
            <text:p text:style-name="P10"><text:span text:style-name="Source_20_Text"><text:span text:style-name="T10">16385 examples, 3</text:span></text:span><text:span text:style-name="Source_20_Text"><text:span text:style-name="T9">2</text:span></text:span><text:span text:style-name="Source_20_Text"><text:span text:style-name="T10"> failures, 9 pending</text:span></text:span></text:p>
            <text:p text:style-name="P10"><text:span text:style-name="Source_20_Text"><text:span text:style-name="T10"/></text:span></text:p>
            <text:p text:style-name="P10"><text:span text:style-name="Source_20_Text"><text:span text:style-name="T10">Finished in 1</text:span></text:span><text:span text:style-name="Source_20_Text"><text:span text:style-name="T11">6</text:span></text:span><text:span text:style-name="Source_20_Text"><text:span text:style-name="T10"> minutes </text:span></text:span><text:span text:style-name="Source_20_Text"><text:span text:style-name="T9">31</text:span></text:span><text:span text:style-name="Source_20_Text"><text:span text:style-name="T10"> seconds (files took 9.</text:span></text:span><text:span text:style-name="Source_20_Text"><text:span text:style-name="T11">4</text:span></text:span><text:span text:style-name="Source_20_Text"><text:span text:style-name="T9">6</text:span></text:span><text:span text:style-name="Source_20_Text"><text:span text:style-name="T10"> seconds to load)</text:span></text:span></text:p>
          </table:table-cell>
          <table:covered-table-cell/>
        </table:table-row>
        <table:table-row table:style-name="Tabla3.6">
          <table:table-cell table:style-name="Tabla3.A2" office:value-type="string">
            <text:p text:style-name="P11">3</text:p>
          </table:table-cell>
          <table:table-cell table:style-name="Tabla3.C2" table:number-columns-spanned="2" office:value-type="string">
            <text:p text:style-name="P10"><text:span text:style-name="Source_20_Text"><text:span text:style-name="T10">16385 examples, 3</text:span></text:span><text:span text:style-name="Source_20_Text"><text:span text:style-name="T9">3</text:span></text:span><text:span text:style-name="Source_20_Text"><text:span text:style-name="T10"> failures, 9 pending</text:span></text:span></text:p>
            <text:p text:style-name="P10"><text:span text:style-name="Source_20_Text"><text:span text:style-name="T10"/></text:span></text:p>
            <text:p text:style-name="P10"><text:span text:style-name="Source_20_Text"><text:span text:style-name="T10">Finished in 1</text:span></text:span><text:span text:style-name="Source_20_Text"><text:span text:style-name="T9">7</text:span></text:span><text:span text:style-name="Source_20_Text"><text:span text:style-name="T10"> minutes </text:span></text:span><text:span text:style-name="Source_20_Text"><text:span text:style-name="T9">10</text:span></text:span><text:span text:style-name="Source_20_Text"><text:span text:style-name="T10"> seconds (files took 9.</text:span></text:span><text:span text:style-name="Source_20_Text"><text:span text:style-name="T9">58</text:span></text:span><text:span text:style-name="Source_20_Text"><text:span text:style-name="T10"> seconds to load)</text:span></text:span></text:p>
          </table:table-cell>
          <table:covered-table-cell/>
        </table:table-row>
        <table:table-row table:style-name="Tabla3.6">
          <table:table-cell table:style-name="Tabla3.A2" office:value-type="string">
            <text:p text:style-name="P11"/>
          </table:table-cell>
          <table:table-cell table:style-name="Tabla3.C2" table:number-columns-spanned="2" office:value-type="string">
            <text:p text:style-name="P10"/>
          </table:table-cell>
          <table:covered-table-cell/>
        </table:table-row>
        <table:table-row table:style-name="Tabla3.6">
          <table:table-cell table:style-name="Tabla3.C2" table:number-columns-spanned="3" office:value-type="string">
            <text:p text:style-name="P16">Consul</text:p>
          </table:table-cell>
          <table:covered-table-cell/>
          <table:covered-table-cell/>
        </table:table-row>
        <table:table-row table:style-name="Tabla3.6">
          <table:table-cell table:style-name="Tabla3.A2" office:value-type="string">
            <text:p text:style-name="P15">1</text:p>
          </table:table-cell>
          <table:table-cell table:style-name="Tabla3.C2" table:number-columns-spanned="2" office:value-type="string">
            <text:p text:style-name="P10"><text:span text:style-name="Source_20_Text"><text:span text:style-name="T13">6230</text:span></text:span><text:span text:style-name="Source_20_Text"><text:span text:style-name="T10"> examples, 3</text:span></text:span><text:span text:style-name="Source_20_Text"><text:span text:style-name="T13">1</text:span></text:span><text:span text:style-name="Source_20_Text"><text:span text:style-name="T10"> failures</text:span></text:span></text:p>
            <text:p text:style-name="P10"><text:span text:style-name="Source_20_Text"><text:span text:style-name="T10"/></text:span></text:p>
            <text:p text:style-name="P10"><text:span text:style-name="Source_20_Text"><text:span text:style-name="T10">Finished in </text:span></text:span><text:span text:style-name="Source_20_Text"><text:span text:style-name="T13">45</text:span></text:span><text:span text:style-name="Source_20_Text"><text:span text:style-name="T10"> minutes </text:span></text:span><text:span text:style-name="Source_20_Text"><text:span text:style-name="T13">10</text:span></text:span><text:span text:style-name="Source_20_Text"><text:span text:style-name="T10"> seconds (files took </text:span></text:span><text:span text:style-name="Source_20_Text"><text:span text:style-name="T13">5.69</text:span></text:span><text:span text:style-name="Source_20_Text"><text:span text:style-name="T10"> seconds to load)</text:span></text:span></text:p>
          </table:table-cell>
          <table:covered-table-cell/>
        </table:table-row>
        <table:table-row table:style-name="Tabla3.6">
          <table:table-cell table:style-name="Tabla3.A2" office:value-type="string">
            <text:p text:style-name="P15"/>
          </table:table-cell>
          <table:table-cell table:style-name="Tabla3.C2" table:number-columns-spanned="2" office:value-type="string">
            <text:p text:style-name="P10"/>
          </table:table-cell>
          <table:covered-table-cell/>
        </table:table-row>
      </table:table>
      <text:p text:style-name="P4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oft-page-break/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735587573984">
          <table:table-cell table:style-name="Tabla1.A1" table:number-columns-spanned="3" office:value-type="string">
            <text:p text:style-name="P14">Configuración de <text:span text:style-name="T15">Pruebas Nº</text:span> <text:span text:style-name="T15">2</text:span></text:p>
          </table:table-cell>
          <table:covered-table-cell/>
          <table:covered-table-cell/>
        </table:table-row>
        <table:table-row table:style-name="TableLine94735587573984"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2">Máquina Virtual</text:p>
          </table:table-cell>
          <table:table-cell table:style-name="Tabla1.C2" office:value-type="string">
            <text:p text:style-name="P12">Máquina Host</text:p>
          </table:table-cell>
        </table:table-row>
        <table:table-row table:style-name="TableLine94735587573984">
          <table:table-cell table:style-name="Tabla1.A2" office:value-type="string">
            <text:p text:style-name="P12">Alias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9">AMD Ryzen 7</text:p>
          </table:table-cell>
        </table:table-row>
        <table:table-row table:style-name="TableLine94735587573984">
          <table:table-cell table:style-name="Tabla1.A2" office:value-type="string">
            <text:p text:style-name="P12">Procesador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0">AMD Ryzen 7 3700X 8-Core</text:p>
          </table:table-cell>
        </table:table-row>
        <table:table-row table:style-name="TableLine94735587573984">
          <table:table-cell table:style-name="Tabla1.A2" office:value-type="string">
            <text:p text:style-name="P12">Memoria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0">32GB</text:p>
          </table:table-cell>
        </table:table-row>
        <table:table-row table:style-name="Tabla1.6">
          <table:table-cell table:style-name="Tabla1.A2" office:value-type="string">
            <text:p text:style-name="P12">Al macenamiento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0">Samsung SSD 980 PRO 500GB</text:p>
          </table:table-cell>
        </table:table-row>
        <table:table-row table:style-name="Tabla1.6">
          <table:table-cell table:style-name="Tabla1.C2" table:number-columns-spanned="3" office:value-type="string">
            <text:p text:style-name="P16">Discourse</text:p>
          </table:table-cell>
          <table:covered-table-cell/>
          <table:covered-table-cell/>
        </table:table-row>
        <table:table-row table:style-name="Tabla1.6">
          <table:table-cell table:style-name="Tabla1.A2" office:value-type="string">
            <text:p text:style-name="P12">Nº de Prueba </text:p>
          </table:table-cell>
          <table:table-cell table:style-name="Tabla1.C2" table:number-columns-spanned="2" office:value-type="string">
            <text:p text:style-name="P15">Resultados</text:p>
          </table:table-cell>
          <table:covered-table-cell/>
        </table:table-row>
        <table:table-row table:style-name="Tabla1.6">
          <table:table-cell table:style-name="Tabla1.A2" office:value-type="string">
            <text:p text:style-name="P12">1</text:p>
          </table:table-cell>
          <table:table-cell table:style-name="Tabla1.C2" table:number-columns-spanned="2" office:value-type="string">
            <text:p text:style-name="P10"><text:span text:style-name="Source_20_Text"><text:span text:style-name="T10">16385 examples, 3</text:span></text:span><text:span text:style-name="Source_20_Text"><text:span text:style-name="T13">2</text:span></text:span><text:span text:style-name="Source_20_Text"><text:span text:style-name="T10"> failures, 9 pending</text:span></text:span></text:p>
            <text:p text:style-name="P10"/>
            <text:p text:style-name="P10"><text:span text:style-name="Source_20_Text"><text:span text:style-name="T10">Finished in 1</text:span></text:span><text:span text:style-name="Source_20_Text"><text:span text:style-name="T13">2</text:span></text:span><text:span text:style-name="Source_20_Text"><text:span text:style-name="T10"> minutes </text:span></text:span><text:span text:style-name="Source_20_Text"><text:span text:style-name="T11">5</text:span></text:span><text:span text:style-name="Source_20_Text"><text:span text:style-name="T13">7</text:span></text:span><text:span text:style-name="Source_20_Text"><text:span text:style-name="T10"> seconds (files took 9.</text:span></text:span><text:span text:style-name="Source_20_Text"><text:span text:style-name="T11">4</text:span></text:span><text:span text:style-name="Source_20_Text"><text:span text:style-name="T13">7</text:span></text:span><text:span text:style-name="Source_20_Text"><text:span text:style-name="T10"> seconds to load)</text:span></text:span></text:p>
          </table:table-cell>
          <table:covered-table-cell/>
        </table:table-row>
        <table:table-row table:style-name="Tabla1.6">
          <table:table-cell table:style-name="Tabla1.A2" office:value-type="string">
            <text:p text:style-name="P12">2</text:p>
          </table:table-cell>
          <table:table-cell table:style-name="Tabla1.C2" table:number-columns-spanned="2" office:value-type="string">
            <text:p text:style-name="P10"><text:span text:style-name="Source_20_Text"><text:span text:style-name="T10">16385 examples, 3</text:span></text:span><text:span text:style-name="Source_20_Text"><text:span text:style-name="T13">5</text:span></text:span><text:span text:style-name="Source_20_Text"><text:span text:style-name="T10"> failures, 9 pending</text:span></text:span></text:p>
            <text:p text:style-name="P10"><text:span text:style-name="Source_20_Text"><text:span text:style-name="T10"/></text:span></text:p>
            <text:p text:style-name="P10"><text:span text:style-name="Source_20_Text"><text:span text:style-name="T10">Finished in 1</text:span></text:span><text:span text:style-name="Source_20_Text"><text:span text:style-name="T13">2</text:span></text:span><text:span text:style-name="Source_20_Text"><text:span text:style-name="T10"> minutes </text:span></text:span><text:span text:style-name="Source_20_Text"><text:span text:style-name="T13">58</text:span></text:span><text:span text:style-name="Source_20_Text"><text:span text:style-name="T10"> seconds (files took </text:span></text:span><text:span text:style-name="Source_20_Text"><text:span text:style-name="T13">7.87</text:span></text:span><text:span text:style-name="Source_20_Text"><text:span text:style-name="T10"> seconds to load)</text:span></text:span></text:p>
          </table:table-cell>
          <table:covered-table-cell/>
        </table:table-row>
        <table:table-row table:style-name="Tabla1.6">
          <table:table-cell table:style-name="Tabla1.A2" office:value-type="string">
            <text:p text:style-name="P12">3</text:p>
          </table:table-cell>
          <table:table-cell table:style-name="Tabla1.C2" table:number-columns-spanned="2" office:value-type="string">
            <text:p text:style-name="P10"><text:span text:style-name="Source_20_Text"><text:span text:style-name="T10">16385 examples, 3</text:span></text:span><text:span text:style-name="Source_20_Text"><text:span text:style-name="T13">7</text:span></text:span><text:span text:style-name="Source_20_Text"><text:span text:style-name="T10"> failures, 9 pending</text:span></text:span></text:p>
            <text:p text:style-name="P10"><text:span text:style-name="Source_20_Text"><text:span text:style-name="T10"/></text:span></text:p>
            <text:p text:style-name="P10"><text:span text:style-name="Source_20_Text"><text:span text:style-name="T10">Finished in 1</text:span></text:span><text:span text:style-name="Source_20_Text"><text:span text:style-name="T13">2</text:span></text:span><text:span text:style-name="Source_20_Text"><text:span text:style-name="T10"> minutes </text:span></text:span><text:span text:style-name="Source_20_Text"><text:span text:style-name="T13">55</text:span></text:span><text:span text:style-name="Source_20_Text"><text:span text:style-name="T10"> seconds (files took </text:span></text:span><text:span text:style-name="Source_20_Text"><text:span text:style-name="T13">7</text:span></text:span><text:span text:style-name="Source_20_Text"><text:span text:style-name="T10">.</text:span></text:span><text:span text:style-name="Source_20_Text"><text:span text:style-name="T13">66</text:span></text:span><text:span text:style-name="Source_20_Text"><text:span text:style-name="T10"> seconds to load)</text:span></text:span></text:p>
          </table:table-cell>
          <table:covered-table-cell/>
        </table:table-row>
        <table:table-row table:style-name="Tabla1.6">
          <table:table-cell table:style-name="Tabla1.A2" office:value-type="string">
            <text:p text:style-name="P12"/>
          </table:table-cell>
          <table:table-cell table:style-name="Tabla1.C2" table:number-columns-spanned="2" office:value-type="string">
            <text:p text:style-name="P10"/>
          </table:table-cell>
          <table:covered-table-cell/>
        </table:table-row>
        <table:table-row table:style-name="Tabla1.6">
          <table:table-cell table:style-name="Tabla1.C2" table:number-columns-spanned="3" office:value-type="string">
            <text:p text:style-name="P16">Consul</text:p>
          </table:table-cell>
          <table:covered-table-cell/>
          <table:covered-table-cell/>
        </table:table-row>
        <table:table-row table:style-name="Tabla1.6">
          <table:table-cell table:style-name="Tabla1.A2" office:value-type="string">
            <text:p text:style-name="P15">1</text:p>
          </table:table-cell>
          <table:table-cell table:style-name="Tabla1.C2" table:number-columns-spanned="2" office:value-type="string">
            <text:p text:style-name="P10"/>
          </table:table-cell>
          <table:covered-table-cell/>
        </table:table-row>
      </table:table>
      <text:p text:style-name="P5"><text:span text:style-name="Source_20_Text"><text:span text:style-name="T8"/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5"><text:soft-page-break/><text:span text:style-name="Source_20_Text"><text:span text:style-name="T3"/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4735581221232">
          <table:table-cell table:style-name="Tabla2.A1" table:number-columns-spanned="3" office:value-type="string">
            <text:p text:style-name="P14">Configuración de <text:span text:style-name="T15">Pruebas Nº</text:span> <text:span text:style-name="T15">3</text:span></text:p>
          </table:table-cell>
          <table:covered-table-cell/>
          <table:covered-table-cell/>
        </table:table-row>
        <table:table-row table:style-name="TableLine94735581221232"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12">Máquina Virtual</text:p>
          </table:table-cell>
          <table:table-cell table:style-name="Tabla2.C2" office:value-type="string">
            <text:p text:style-name="P12">Máquina Host</text:p>
          </table:table-cell>
        </table:table-row>
        <table:table-row table:style-name="TableLine94735581221232">
          <table:table-cell table:style-name="Tabla2.A2" office:value-type="string">
            <text:p text:style-name="P12">Alias</text:p>
          </table:table-cell>
          <table:table-cell table:style-name="Tabla2.A2" office:value-type="string">
            <text:p text:style-name="P19"/>
          </table:table-cell>
          <table:table-cell table:style-name="Tabla2.C2" office:value-type="string">
            <text:p text:style-name="P21">Intel Core i5</text:p>
          </table:table-cell>
        </table:table-row>
        <table:table-row table:style-name="TableLine94735581221232">
          <table:table-cell table:style-name="Tabla2.A2" office:value-type="string">
            <text:p text:style-name="P12">Procesador</text:p>
          </table:table-cell>
          <table:table-cell table:style-name="Tabla2.A2" office:value-type="string">
            <text:p text:style-name="P19"/>
          </table:table-cell>
          <table:table-cell table:style-name="Tabla2.C2" office:value-type="string">
            <text:p text:style-name="P20">Intel Core i5-8250U 1.60GHz <text:span text:style-name="T16">4 cores</text:span></text:p>
          </table:table-cell>
        </table:table-row>
        <table:table-row table:style-name="TableLine94735581221232">
          <table:table-cell table:style-name="Tabla2.A2" office:value-type="string">
            <text:p text:style-name="P12">Memoria</text:p>
          </table:table-cell>
          <table:table-cell table:style-name="Tabla2.A2" office:value-type="string">
            <text:p text:style-name="P19"/>
          </table:table-cell>
          <table:table-cell table:style-name="Tabla2.C2" office:value-type="string">
            <text:p text:style-name="P10"><text:span text:style-name="T15">8</text:span>GB</text:p>
          </table:table-cell>
        </table:table-row>
        <table:table-row table:style-name="Tabla2.6">
          <table:table-cell table:style-name="Tabla2.A2" office:value-type="string">
            <text:p text:style-name="P12">Al macenamiento</text:p>
          </table:table-cell>
          <table:table-cell table:style-name="Tabla2.A2" office:value-type="string">
            <text:p text:style-name="P19"/>
          </table:table-cell>
          <table:table-cell table:style-name="Tabla2.C2" office:value-type="string">
            <text:p text:style-name="P21">Western Digital <text:span text:style-name="T17">SSD M2 500G 3D NAND</text:span></text:p>
          </table:table-cell>
        </table:table-row>
        <table:table-row table:style-name="Tabla2.6">
          <table:table-cell table:style-name="Tabla2.A2" office:value-type="string">
            <text:p text:style-name="P17">SO</text:p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21">Manjaro 21.2.6 Qonos</text:p>
          </table:table-cell>
        </table:table-row>
        <table:table-row table:style-name="Tabla2.6">
          <table:table-cell table:style-name="Tabla2.C2" table:number-columns-spanned="3" office:value-type="string">
            <text:p text:style-name="P16">Discourse</text:p>
          </table:table-cell>
          <table:covered-table-cell/>
          <table:covered-table-cell/>
        </table:table-row>
        <table:table-row table:style-name="Tabla2.6">
          <table:table-cell table:style-name="Tabla2.A2" office:value-type="string">
            <text:p text:style-name="P12">Nº de Prueba </text:p>
          </table:table-cell>
          <table:table-cell table:style-name="Tabla2.C2" table:number-columns-spanned="2" office:value-type="string">
            <text:p text:style-name="P15">Resultados</text:p>
          </table:table-cell>
          <table:covered-table-cell/>
        </table:table-row>
        <table:table-row table:style-name="Tabla2.6">
          <table:table-cell table:style-name="Tabla2.A2" office:value-type="string">
            <text:p text:style-name="P12">1</text:p>
          </table:table-cell>
          <table:table-cell table:style-name="Tabla2.C2" table:number-columns-spanned="2" office:value-type="string">
            <text:p text:style-name="P10"><text:span text:style-name="Source_20_Text"><text:span text:style-name="T10">16385 examples, </text:span></text:span><text:span text:style-name="Source_20_Text"><text:span text:style-name="T14">25</text:span></text:span><text:span text:style-name="Source_20_Text"><text:span text:style-name="T10"> failures, 9 pending</text:span></text:span></text:p>
            <text:p text:style-name="P10"/>
            <text:p text:style-name="P10"><text:span text:style-name="Source_20_Text"><text:span text:style-name="T10">Finished in </text:span></text:span><text:span text:style-name="Source_20_Text"><text:span text:style-name="T14">2</text:span></text:span><text:span text:style-name="Source_20_Text"><text:span text:style-name="T13">2</text:span></text:span><text:span text:style-name="Source_20_Text"><text:span text:style-name="T10"> minutes </text:span></text:span><text:span text:style-name="Source_20_Text"><text:span text:style-name="T11">5</text:span></text:span><text:span text:style-name="Source_20_Text"><text:span text:style-name="T14">4</text:span></text:span><text:span text:style-name="Source_20_Text"><text:span text:style-name="T10"> seconds (files took </text:span></text:span><text:span text:style-name="Source_20_Text"><text:span text:style-name="T14">14</text:span></text:span><text:span text:style-name="Source_20_Text"><text:span text:style-name="T10">.</text:span></text:span><text:span text:style-name="Source_20_Text"><text:span text:style-name="T14">31</text:span></text:span><text:span text:style-name="Source_20_Text"><text:span text:style-name="T10"> seconds to load)</text:span></text:span></text:p>
          </table:table-cell>
          <table:covered-table-cell/>
        </table:table-row>
        <table:table-row table:style-name="Tabla2.6">
          <table:table-cell table:style-name="Tabla2.A2" office:value-type="string">
            <text:p text:style-name="P12">2</text:p>
          </table:table-cell>
          <table:table-cell table:style-name="Tabla2.C2" table:number-columns-spanned="2" office:value-type="string">
            <text:p text:style-name="P10"><text:span text:style-name="Source_20_Text"><text:span text:style-name="T10"/></text:span></text:p>
          </table:table-cell>
          <table:covered-table-cell/>
        </table:table-row>
        <table:table-row table:style-name="Tabla2.6">
          <table:table-cell table:style-name="Tabla2.A2" office:value-type="string">
            <text:p text:style-name="P12">3</text:p>
          </table:table-cell>
          <table:table-cell table:style-name="Tabla2.C2" table:number-columns-spanned="2" office:value-type="string">
            <text:p text:style-name="P10"><text:span text:style-name="Source_20_Text"><text:span text:style-name="T10"/></text:span></text:p>
          </table:table-cell>
          <table:covered-table-cell/>
        </table:table-row>
        <table:table-row table:style-name="Tabla2.6">
          <table:table-cell table:style-name="Tabla2.A2" office:value-type="string">
            <text:p text:style-name="P12"/>
          </table:table-cell>
          <table:table-cell table:style-name="Tabla2.C2" table:number-columns-spanned="2" office:value-type="string">
            <text:p text:style-name="P10"/>
          </table:table-cell>
          <table:covered-table-cell/>
        </table:table-row>
        <table:table-row table:style-name="Tabla2.6">
          <table:table-cell table:style-name="Tabla2.C2" table:number-columns-spanned="3" office:value-type="string">
            <text:p text:style-name="P16">Consul</text:p>
          </table:table-cell>
          <table:covered-table-cell/>
          <table:covered-table-cell/>
        </table:table-row>
        <table:table-row table:style-name="Tabla2.6">
          <table:table-cell table:style-name="Tabla2.A2" office:value-type="string">
            <text:p text:style-name="P15">1</text:p>
          </table:table-cell>
          <table:table-cell table:style-name="Tabla2.C2" table:number-columns-spanned="2" office:value-type="string">
            <text:p text:style-name="P10"/>
          </table:table-cell>
          <table:covered-table-cell/>
        </table:table-row>
      </table:table>
      <text:p text:style-name="P5"><text:span text:style-name="Source_20_Text"><text:span text:style-name="T4"/></text:span></text:p>
      <text:p text:style-name="P3"><text:span text:style-name="Source_20_Text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Y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Drawing" style:family="paragraph" style:parent-style-name="Caption" style:class="extra"/>
    <style:style style:name="_34_._20_Contenido_20_Resumen" style:display-name="4. Contenido Resumen" style:family="paragraph" style:parent-style-name="_34_._20_Contenido_20_">
      <style:paragraph-properties fo:line-height="100%"/>
    </style:style>
    <style:style style:name="_34_._20_Contenido_20_Figura" style:display-name="4. Contenido Figura" style:family="paragraph" style:parent-style-name="_34_._20_Contenido_20_" style:master-page-name="">
      <style:paragraph-properties fo:margin-top="0cm" fo:margin-bottom="0cm" style:contextual-spacing="false" fo:text-align="center" style:justify-single-word="false" style:page-number="auto"/>
      <style:text-properties fo:font-size="12pt"/>
    </style:style>
    <style:style style:name="_34_._20_Contenido_20_Codigo" style:display-name="4. Contenido Codigo" style:family="paragraph" style:parent-style-name="_34_._20_Contenido_20_" style:master-page-name="">
      <loext:graphic-properties draw:fill="solid" draw:fill-color="#eeeeee"/>
      <style:paragraph-properties fo:line-height="100%" fo:text-align="start" style:justify-single-word="false" style:page-number="auto" fo:background-color="#eeeeee" fo:padding="0.101cm" fo:border="0.06pt solid #dddddd" style:shadow="none">
        <style:tab-stops/>
        <style:drop-cap/>
      </style:paragraph-properties>
      <style:text-properties style:font-name="Liberation Mono1" fo:font-family="'Liberation Mono'" style:font-style-name="Normal" style:font-family-generic="modern" style:font-pitch="fixed" fo:font-size="10.5pt"/>
    </style:style>
    <style:style style:name="_31_._20_Caratula_20_Titulo_20_3_20__28_Indice_20_Anexo_29_" style:display-name="1. Caratula Titulo 3 (Indice Anexo)" style:family="paragraph" style:parent-style-name="_31_._20_Caratula_20_Titulo_20_1_20__28_Agr_20_-_20_Indice_20_-_20_Anexo_29_" style:master-page-name="">
      <style:paragraph-properties fo:text-align="start" style:justify-single-word="false" style:page-number="auto"/>
      <style:text-properties fo:font-variant="normal" fo:text-transform="none" fo:font-size="12pt" fo:font-weight="normal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1_._20_Caratula_20_Titulo_20_2_20__28_Anexo_29_" style:display-name="1. Caratula Titulo 2 (Anexo)" style:family="paragraph" style:parent-style-name="_31_._20_Caratula_20_Titulo_20_1_20__28_Agr_20_-_20_Indice_20_-_20_Anexo_29_" style:master-page-name="">
      <style:paragraph-properties fo:text-align="start" style:justify-single-word="false" style:page-number="auto"/>
      <style:text-properties fo:font-variant="normal" fo:text-transform="none" fo:font-size="14pt"/>
    </style:style>
    <style:style style:name="_34_._20_Contenido_20_Cita" style:display-name="4. Contenido Cita" style:family="paragraph" style:parent-style-name="_34_._20_Contenido_20_" style:master-page-name="">
      <style:paragraph-properties fo:margin-left="1cm" fo:margin-right="0cm" fo:margin-top="0cm" fo:margin-bottom="0.3cm" style:contextual-spacing="false" fo:line-height="150%" fo:text-indent="0cm" style:auto-text-indent="false" style:page-number="auto"/>
    </style:style>
    <style:style style:name="_34_._20_Contenido" style:display-name="4. Contenido" style:family="paragraph" style:parent-style-name="Standard" style:default-outline-level="">
      <style:paragraph-properties fo:margin-top="0cm" fo:margin-bottom="0.3cm" style:contextual-spacing="false" fo:line-height="150%" fo:text-align="justify" style:justify-single-word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36_._20_Tabla_20_Contenido_20_3" style:display-name="6. Tabla Contenido 3" style:family="paragraph" style:parent-style-name="Table_20_Contents">
      <style:paragraph-properties fo:margin-top="0.101cm" fo:margin-bottom="0.101cm" style:contextual-spacing="false"/>
      <style:text-properties style:font-name="Times New Roman4" fo:font-family="'Times New Roman'" style:font-style-name="Regular" style:font-family-generic="roman" style:font-pitch="variable" fo:font-size="11pt"/>
    </style:style>
    <style:style style:name="_36_._20_Tabla_20_Contenido_20_1_20__28_Encabezado_29_" style:display-name="6. Tabla Contenido 1 (Encabezado)" style:family="paragraph" style:parent-style-name="Table_20_Contents">
      <style:paragraph-properties fo:margin-top="0.101cm" fo:margin-bottom="0.101cm" style:contextual-spacing="false"/>
      <style:text-properties style:font-name="Times New Roman2" fo:font-family="'Times New Roman'" style:font-style-name="Bold" style:font-family-generic="roman" style:font-pitch="variable" fo:font-size="11pt" fo:font-weight="bold"/>
    </style:style>
    <style:style style:name="_36_._20_Tabla_20_Contenido_20_2" style:display-name="6. Tabla Contenido 2" style:family="paragraph" style:parent-style-name="Table_20_Contents">
      <style:paragraph-properties fo:margin-top="0.101cm" fo:margin-bottom="0.101cm" style:contextual-spacing="false"/>
      <style:text-properties style:font-name="Times New Roman2" fo:font-family="'Times New Roman'" style:font-style-name="Bold" style:font-family-generic="roman" style:font-pitch="variable" fo:font-size="11pt" fo:font-weight="bold"/>
    </style:style>
    <style:style style:name="_36_._20_Tabla_20_Titulo_20_2_20__28_Fuente_29_" style:display-name="6. Tabla Titulo 2 (Fuente)" style:family="paragraph" style:parent-style-name="Table">
      <style:paragraph-properties fo:margin-top="0.101cm" fo:margin-bottom="0cm" style:contextual-spacing="false" fo:text-align="center" style:justify-single-word="false"/>
      <style:text-properties style:font-name="Times New Roman2" fo:font-family="'Times New Roman'" style:font-style-name="Bold" style:font-family-generic="roman" style:font-pitch="variable" fo:font-size="11pt" fo:font-style="normal" fo:font-weight="normal"/>
    </style:style>
    <style:style style:name="_36_._20_Tabla_20_Titulo_20_1_20__28_Leyenda_29_" style:display-name="6. Tabla Titulo 1 (Leyenda)" style:family="paragraph" style:parent-style-name="Table" style:next-style-name="Table">
      <style:paragraph-properties fo:margin-top="0.101cm" fo:margin-bottom="0cm" style:contextual-spacing="false" fo:text-align="center" style:justify-single-word="false"/>
      <style:text-properties style:font-name="Times New Roman2" fo:font-family="'Times New Roman'" style:font-style-name="Bold" style:font-family-generic="roman" style:font-pitch="variable" fo:font-size="11pt" fo:font-style="normal" fo:font-weight="bold"/>
    </style:style>
    <style:style style:name="_34_._20_Contenido_20_despues_20_de_20_tabla" style:display-name="4. Contenido despues de tabla" style:family="paragraph" style:parent-style-name="_34_._20_Contenido_20_">
      <style:paragraph-properties fo:margin-top="0cm" fo:margin-bottom="0cm" style:contextual-spacing="false" fo:line-height="100%"/>
    </style:style>
    <style:style style:name="_35_._20_Figura_20_Titulo_20_2_20__28_Fuente_29_" style:display-name="5. Figura Titulo 2 (Fuente)" style:family="paragraph" style:parent-style-name="Figure">
      <style:paragraph-properties fo:margin-top="0.101cm" fo:margin-bottom="0cm" style:contextual-spacing="false"/>
      <style:text-properties style:font-name="Times New Roman4" fo:font-family="'Times New Roman'" style:font-style-name="Regular" style:font-family-generic="roman" style:font-pitch="variable" fo:font-size="11pt" fo:font-style="normal"/>
    </style:style>
    <style:style style:name="_35_._20_Figura_20_Titulo_20_1_20__28_Leyenda_29_" style:display-name="5. Figura Titulo 1 (Leyenda)" style:family="paragraph" style:parent-style-name="Figure">
      <style:paragraph-properties fo:margin-top="0cm" fo:margin-bottom="0cm" style:contextual-spacing="false"/>
      <style:text-properties style:font-name="Times New Roman2" fo:font-family="'Times New Roman'" style:font-style-name="Bold" style:font-family-generic="roman" style:font-pitch="variable" fo:font-size="11pt" fo:font-style="normal" fo:font-weight="bold"/>
    </style:style>
    <style:style style:name="_36_._20_Tabla_20_Indice_20_1" style:display-name="6. Tabla Indice 1" style:family="paragraph" style:parent-style-name="Table_20_index_20_1">
      <style:text-properties style:font-name="Times New Roman4" fo:font-family="'Times New Roman'" style:font-style-name="Regular" style:font-family-generic="roman" style:font-pitch="variable" fo:font-style="normal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_35_._20_Figura_20_Indice_20_1" style:display-name="5. Figura Indice 1" style:family="paragraph" style:parent-style-name="Figure_20_Index_20_1">
      <style:text-properties style:font-name="Times New Roman4" fo:font-family="'Times New Roman'" style:font-style-name="Regular" style:font-family-generic="roman" style:font-pitch="variable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3_._20_Contenido_20_Titulo_20_4" style:display-name="3. Contenido Titulo 4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Times New Roman2" fo:font-family="'Times New Roman'" style:font-style-name="Bold" style:font-family-generic="roman" style:font-pitch="variable" fo:font-size="13pt" fo:font-weight="bold"/>
    </style:style>
    <style:style style:name="_31_._20_Caratula_20_Titulo_20_1_20__28_Agr_20_-_20_Indice_20_-_20_Anexo_29_" style:display-name="1. Caratula Titulo 1 (Agr - Indice - Anexo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uppercase" style:font-name="Times New Roman3" fo:font-family="'Times New Roman'" style:font-style-name="Italic" style:font-family-generic="roman" style:font-pitch="variable" fo:font-size="18pt" fo:font-style="normal" fo:font-weight="bold"/>
    </style:style>
    <style:style style:name="_30_._20_Caratula_20_Titulo_20_8_20__28_Autores_29_" style:display-name="0. Caratula Titulo 8 (Autores)" style:family="paragraph" style:parent-style-name="_30_._20_Caratula_20_Titulo_20_8_20__28_Dedicatoria_29_">
      <style:paragraph-properties fo:text-align="end" style:justify-single-word="false"/>
      <style:text-properties fo:font-style="italic"/>
    </style:style>
    <style:style style:name="_30_._20_Caratula_20_Titulo_20_4_20__28_Lugar_20_-_20_Año_29_" style:display-name="0. Caratula Titulo 4 (Lugar - Año)" style:family="paragraph" style:parent-style-name="Standard">
      <style:paragraph-properties fo:text-align="center" style:justify-single-word="false"/>
      <style:text-properties fo:font-variant="normal" fo:text-transform="non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8_20__28_Dedicatoria_29_" style:display-name="0. Caratula Titulo 8 (Dedicatoria)" style:family="paragraph" style:parent-style-name="Standard">
      <style:paragraph-properties fo:margin-left="9.999cm" fo:margin-right="0cm" fo:line-height="150%" fo:text-align="justify" style:justify-single-word="false" fo:text-indent="0cm" style:auto-text-indent="false"/>
      <style:text-properties style:font-name="Times New Roman4" fo:font-family="'Times New Roman'" style:font-style-name="Regular" style:font-family-generic="roman" style:font-pitch="variable" fo:font-size="10pt"/>
    </style:style>
    <style:style style:name="_30_._20_Caratula_20_Titulo_20_7_20__28_Firmas_29_" style:display-name="0. Caratula Titulo 7 (Firmas)" style:family="paragraph" style:parent-style-name="_30_._20_Caratula_20_Titulo_20_7_20__28_Evaluación_29_">
      <style:paragraph-properties fo:line-height="100%"/>
      <style:text-properties fo:text-transform="capitalize" style:font-name="Times New Roman2" fo:font-family="'Times New Roman'" style:font-style-name="Bold" style:font-family-generic="roman" style:font-pitch="variable" fo:font-weight="bold"/>
    </style:style>
    <style:style style:name="_30_._20_Caratula_20_Titulo_20_7_20__28_Evaluación_29_" style:display-name="0. Caratula Titulo 7 (Evaluación)" style:family="paragraph" style:parent-style-name="Standard">
      <style:paragraph-properties fo:line-height="150%"/>
      <style:text-properties fo:text-transform="uppercase" style:font-name="Times New Roman3" fo:font-family="'Times New Roman'" style:font-style-name="Italic" style:font-family-generic="roman" style:font-pitch="variable" fo:font-style="normal" fo:font-weight="bold"/>
    </style:style>
    <style:style style:name="_30_._20_Caratula_20_Titulo_20_6_20__28_Resolución_29_" style:display-name="0. Caratula Titulo 6 (Resolución)" style:family="paragraph" style:parent-style-name="Standard" style:master-page-name="">
      <loext:graphic-properties draw:fill="none" draw:fill-color="#729fcf"/>
      <style:paragraph-properties fo:margin-left="8.999cm" fo:margin-right="0.9cm" fo:line-height="150%" fo:text-align="justify" style:justify-single-word="false" fo:text-indent="0cm" style:auto-text-indent="false" style:page-number="auto" fo:break-before="auto" fo:break-after="auto" fo:background-color="transparent">
        <style:tab-stops/>
      </style:paragraph-properties>
      <style:text-properties style:font-name="Times New Roman4" fo:font-family="'Times New Roman'" style:font-style-name="Regular" style:font-family-generic="roman" style:font-pitch="variable" fo:font-size="12pt" fo:font-weight="normal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>
      <style:paragraph-properties fo:text-align="center" style:justify-single-word="false"/>
      <style:text-properties style:font-name="Liberation Serif1" fo:font-family="'Liberation Serif'" style:font-style-name="Italic" style:font-family-generic="roman" style:font-pitch="variable" fo:font-size="12pt" fo:font-style="italic" fo:font-weight="normal"/>
    </style:style>
    <style:style style:name="_32_._20_Caratula_20_Indice_20_3" style:display-name="2. Caratula Indice 3" style:family="paragraph" style:parent-style-name="Contents_20_3">
      <style:text-properties fo:text-transform="capitalize" style:font-name="Times New Roman4" fo:font-family="'Times New Roman'" style:font-style-name="Regular" style:font-family-generic="roman" style:font-pitch="variable"/>
    </style:style>
    <style:style style:name="_32_._20_Caratula_20_Indice_20_2" style:display-name="2. Caratula Indice 2" style:family="paragraph" style:parent-style-name="Contents_20_2" style:master-page-name="">
      <style:paragraph-properties style:page-number="auto"/>
      <style:text-properties fo:text-transform="uppercase" style:font-name="Times New Roman4" fo:font-family="'Times New Roman'" style:font-style-name="Regular" style:font-family-generic="roman" style:font-pitch="variable"/>
    </style:style>
    <style:style style:name="_32_._20_Caratula_20_Indice_20_1" style:display-name="2. Caratula Indice 1" style:family="paragraph" style:parent-style-name="Contents_20_1" style:master-page-name="">
      <style:paragraph-properties style:page-number="auto"/>
      <style:text-properties fo:text-transform="uppercase" style:font-name="Times New Roman2" fo:font-family="'Times New Roman'" style:font-style-name="Bold" style:font-family-generic="roman" style:font-pitch="variable" fo:font-style="normal" fo:font-weight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0_._20_Caratula_20_Titulo_20_3_20__28_Tema_29_" style:display-name="0. Caratula Titulo 3 (Tema)" style:family="paragraph" style:parent-style-name="Standard" style:master-page-name="">
      <style:paragraph-properties fo:text-align="center" style:justify-single-word="false" style:page-number="auto"/>
      <style:text-properties fo:text-transform="uppercas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5_20__28_Autores_20_-_20_Tutor_29_" style:display-name="0. Caratula Titulo 5 (Autores - Tutor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capitalize" style:font-name="Times New Roman3" fo:font-family="'Times New Roman'" style:font-style-name="Italic" style:font-family-generic="roman" style:font-pitch="variable" fo:font-size="14pt" fo:font-style="normal" fo:font-weight="bold"/>
    </style:style>
    <style:style style:name="_30_._20_Caratula_20_Titulo_20_2_20__28_Facultad_29_" style:display-name="0. Caratula Titulo 2 (Facultad)" style:family="paragraph" style:parent-style-name="Standard" style:master-page-name="">
      <style:paragraph-properties fo:margin-top="0cm" fo:margin-bottom="0.3cm" style:contextual-spacing="false" fo:text-align="center" style:justify-single-word="false" style:page-number="auto"/>
      <style:text-properties fo:font-variant="normal" fo:text-transform="non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1_20__28_Universidad_29_" style:display-name="0. Caratula Titulo 1 (Universidad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6pt" fo:font-weight="bold" style:font-size-asian="19pt" style:font-size-complex="19pt"/>
    </style:style>
    <style:style style:name="_34_._20_Contenido_20_2_20__28_Pie_20_de_20_Página_29_" style:display-name="4. Contenido 2 (Pie de Página)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officeooo:rsid="0022dd75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_34_._20_Contenido_20_1_20__28_Encabezado_29_" style:display-name="4. Contenido 1 (Encabezado)" style:family="paragraph" style:parent-style-name="Header" style:master-page-name="">
      <style:paragraph-properties fo:margin-top="0cm" fo:margin-bottom="0cm" style:contextual-spacing="false" fo:line-height="100%" fo:text-align="center" style:justify-single-word="false" style:register-true="false" style:page-number="auto" fo:break-before="auto" fo:break-after="auto" style:join-border="true"/>
      <style:text-properties style:font-name="Times New Roman" fo:font-family="'Times New Roman'" style:font-family-generic="roman" style:font-pitch="variable" fo:font-size="10.5pt" style:font-size-asian="10.5pt" style:font-size-complex="10.5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_34_._20_Contenido_20_" style:display-name="4. Contenido " style:family="paragraph" style:parent-style-name="Standard">
      <style:paragraph-properties fo:margin-top="0cm" fo:margin-bottom="0.3cm" style:contextual-spacing="false" fo:line-height="150%" fo:text-align="justify" style:justify-single-word="false"/>
      <style:text-properties style:font-name="Times New Roman" fo:font-family="'Times New Roman'" style:font-family-generic="roman" style:font-pitch="variable"/>
    </style:style>
    <style:style style:name="_33_._20_Contenido_20_Titulo_20_3" style:display-name="3. Contenido Titulo 3" style:family="paragraph" style:parent-style-name="Standard" style:default-outline-level="3" style:list-style-name="">
      <style:paragraph-properties fo:margin-top="0cm" fo:margin-bottom="0.3cm" style:contextual-spacing="false"/>
      <style:text-properties fo:text-transform="capitalize" style:font-name="Times New Roman2" fo:font-family="'Times New Roman'" style:font-style-name="Bold" style:font-family-generic="roman" style:font-pitch="variable" fo:font-size="15pt" fo:font-weight="bold"/>
    </style:style>
    <style:style style:name="_33_._20_Contenido_20_Titulo_20_2" style:display-name="3. Contenido Titulo 2" style:family="paragraph" style:parent-style-name="Standard" style:default-outline-level="2" style:list-style-name="">
      <style:paragraph-properties fo:margin-top="0cm" fo:margin-bottom="0.3cm" style:contextual-spacing="false"/>
      <style:text-properties fo:text-transform="uppercase" style:font-name="Times New Roman3" fo:font-family="'Times New Roman'" style:font-style-name="Italic" style:font-family-generic="roman" style:font-pitch="variable" fo:font-size="16pt" fo:font-style="normal" fo:font-weight="bold"/>
    </style:style>
    <style:style style:name="_33_._20_Contenido_20_Titulo_20_1" style:display-name="3. Contenido Titulo 1" style:family="paragraph" style:parent-style-name="Standard" style:default-outline-level="1" style:list-style-name="">
      <style:paragraph-properties fo:margin-top="0cm" fo:margin-bottom="0.3cm" style:contextual-spacing="false"/>
      <style:text-properties fo:text-transform="uppercase" style:font-name="Times New Roman2" fo:font-family="'Times New Roman'" style:font-style-name="Bold" style:font-family-generic="roman" style:font-pitch="variable" fo:font-size="18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Standard" style:default-outline-level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" style:class="text">
      <style:paragraph-properties fo:margin-left="0cm" fo:margin-right="-0.071cm" fo:margin-top="0cm" fo:margin-bottom="0.6cm" style:contextual-spacing="false" fo:line-height="106%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1" style:display-name="Heading 1" style:family="paragraph" style:parent-style-name="Standard" style:default-outline-level="" style:class="text">
      <style:paragraph-properties fo:margin-left="0cm" fo:margin-right="-0.071cm" fo:margin-top="0.706cm" fo:margin-bottom="0.6cm" style:contextual-spacing="false" fo:line-height="106%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7" style:display-name="ListLabel 117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26" style:display-name="ListLabel 126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18" style:display-name="ListLabel 118" style:family="text">
      <style:text-properties fo:font-size="12pt" style:text-underline-style="none" fo:font-weight="bold"/>
    </style:style>
    <style:style style:name="ListLabel_20_45" style:display-name="ListLabel 45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81" style:display-name="ListLabel 81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7" style:display-name="ListLabel 27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fico_20_1" style:display-name="Grafico 1" style:family="graphic" style:parent-style-name="Graphics">
      <style:graphic-properties text:anchor-type="paragraph" fo:padding="0.049cm" fo:border="0.06pt solid #000000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99cm" fo:text-indent="-0.199cm" fo:margin-left="0.199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eración">
      <text:list-level-style-number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Viñeta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iñeta_20_Cita_20_sin_20_margen" style:display-name="Viñeta Cita sin margen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Viñeta_20_Cita_20_con_20_margen" style:display-name="Viñeta Cita con margen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Viñeta_20_Numerada" style:display-name="Viñeta Numerad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o Fernández</meta:initial-creator>
    <meta:creation-date>2022-04-30T16:52:42.303723232</meta:creation-date>
    <dc:date>2022-05-03T18:46:50.465464442</dc:date>
    <dc:creator>Rodrigo Fernández</dc:creator>
    <meta:editing-duration>PT45M15S</meta:editing-duration>
    <meta:editing-cycles>8</meta:editing-cycles>
    <meta:generator>LibreOffice/7.3.1.3$Linux_X86_64 LibreOffice_project/30$Build-3</meta:generator>
    <meta:document-statistic meta:table-count="3" meta:image-count="0" meta:object-count="0" meta:page-count="3" meta:paragraph-count="79" meta:word-count="270" meta:character-count="1494" meta:non-whitespace-character-count="1300"/>
  </office:meta>
</office:document-meta>
</file>